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" svg:font-family="Arial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Text_20_body">
      <style:paragraph-properties fo:text-align="justify" style:justify-single-word="false" style:writing-mode="lr-tb"/>
    </style:style>
    <style:style style:name="P3" style:family="paragraph" style:parent-style-name="Text_20_body">
      <style:paragraph-properties fo:text-align="justify" style:justify-single-word="false" style:writing-mode="lr-tb"/>
      <style:text-properties style:font-name="Arial" fo:font-size="10pt" style:font-size-asian="10pt" style:font-name-complex="Arial"/>
    </style:style>
    <style:style style:name="P4" style:family="paragraph" style:parent-style-name="Text_20_body">
      <style:paragraph-properties fo:text-align="center" style:justify-single-word="false" style:writing-mode="lr-tb"/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center" style:justify-single-word="false" style:writing-mode="lr-tb"/>
    </style:style>
    <style:style style:name="P6" style:family="paragraph" style:parent-style-name="Text_20_body">
      <style:paragraph-properties fo:margin-top="0mm" fo:margin-bottom="2.47mm" style:contextual-spacing="false" fo:line-height="115%" fo:text-align="start" style:justify-single-word="false" style:writing-mode="lr-tb"/>
    </style:style>
    <style:style style:name="P7" style:family="paragraph" style:parent-style-name="Text_20_body" style:master-page-name="Standard">
      <style:paragraph-properties style:page-number="auto" style:writing-mode="lr-tb"/>
    </style:style>
    <style:style style:name="P8" style:family="paragraph" style:parent-style-name="Text_20_body">
      <style:paragraph-properties fo:margin-top="0mm" fo:margin-bottom="0mm" style:contextual-spacing="false" fo:text-align="end" style:justify-single-word="false" style:writing-mode="lr-tb"/>
      <style:text-properties style:font-name="Arial" fo:font-size="10pt" officeooo:paragraph-rsid="001aded9" style:font-size-asian="10pt" style:font-name-complex="Arial"/>
    </style:style>
    <style:style style:name="T1" style:family="text">
      <style:text-properties style:font-name="Arial" fo:font-size="14pt" style:font-size-asian="14pt" style:font-name-complex="Arial"/>
    </style:style>
    <style:style style:name="T2" style:family="text">
      <style:text-properties style:font-name="Arial" fo:font-size="14pt" fo:font-weight="normal" style:font-size-asian="14pt" style:font-weight-asian="normal" style:font-name-complex="Arial" style:font-weight-complex="norm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weight="normal" style:font-weight-asian="normal" style:font-name-complex="Arial" style:font-weight-complex="normal"/>
    </style:style>
    <style:style style:name="T6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4">Совершенно секретно</text:span></text:span></text:p>
      <text:p text:style-name="P5"><text:span text:style-name="Strong_20_Emphasis"><text:span text:style-name="T1">"УКАЗАНИЯ ПО РАБОТЕ С СОТРУДНИКАМИ КОНТРРАЗВЕДКИ»</text:span></text:span></text:p>
      <text:p text:style-name="P8">(А-oрer-I-3) Год 1978, номер 3. Прага, 25 января 1978 г. </text:p>
      <text:p text:style-name="P8">Приложение к Приказу МВД ЧССР номер 3/1978</text:p>
      <text:p text:style-name="P8"/>
      <text:p text:style-name="P5"><text:span text:style-name="Emphasis"><text:span text:style-name="T3">Часть 1. СОТРУДНИКИ КОНТРАЗВЕДКИ</text:span></text:span></text:p>
      <text:p text:style-name="P3">Ст. 2. Сотрудники контрразведки подразделяются на: а) секретных сотрудников; b) доверенных лиц.</text:p>
      <text:p text:style-name="P6"><text:span text:style-name="Emphasis"><text:span text:style-name="T3">Секретный сотрудник</text:span></text:span></text:p>
      <text:p text:style-name="P3">Ст. 3. Секретный сотрудник - лицо, которое было привлечено к сотрудничеству способом, установленным данными указаниями, поддерживает с работниками контрразведки конспиративный контакт, выполняет порученные задания, сообщает или передает сведения и информацию, или предоставляет контрразведке помощь или услуги, которые необходимо держать в тайне.</text:p>
      <text:p text:style-name="P3">Ст. 4. Использование секретных сотрудников - главное средство в действиях контрразведки против подрывной деятельности зарубежных вражеских разведывательных, идеологических и экономических центров и блоков, их отечественных помощников и других остатков внутренних врагов.</text:p>
      <text:p text:style-name="P3">Ст. 6. Различают следующие категории секретных сотрудников: а) резидент; b) агент; c) владелец предоставленной квартиры.</text:p>
      <text:p text:style-name="P2"><text:span text:style-name="Emphasis"><text:span text:style-name="T3">Резидент</text:span></text:span></text:p>
      <text:p text:style-name="P3">Ст. 7. (1) Резидент - особо подобранный, совершенно надежный, жизненно опытный и профессионально подготовленный, с точки зрения контрразведки, секретный сотрудник, направляющий под руководством работника контрразведки работу тех агентов, руководство которыми ему поручил работник контрразведки.</text:p>
      <text:p text:style-name="P3">(2) Резидентом, как правило, бывает бывший надежный служащий.., или военнослужащий войск МВД, который работает на гражданской службе, или проверенный, испытанный и профессионально пригодный агент, имеющий предпосылки для этой ответственной работы и завербованный не на основании компрометирующих материалов.</text:p>
      <text:p text:style-name="P3">Ст. 8. Резидент организует и поддерживает конспиративный контакт с порученными агентами или доверенными лицами по ориентировке, установленной работником контрразведки, дает им задания, принимает от них письменные или устные отчеты, которые после оценки сдает работнику контрразведки, и лично участвует в их воспитании.</text:p>
      <text:p text:style-name="P3">Ст. 11. (1) Работник контрразведки выбирает и готовит агентов и доверенных лиц, которыми будет руководить резидент... Следит, чтобы резидент не был прямым подчиненным порученного ему агента или доверенного лица и превышал их по своим способностям, образованию, сообразительности и политическому уровню.</text:p>
      <text:p text:style-name="P2"><text:span text:style-name="Emphasis"><text:span text:style-name="T3">Агент</text:span></text:span></text:p>
      <text:p text:style-name="P3">Ст. 12. Агент - это секретный сотрудник, который выполняет задания при раскрытии, разработке и документировании антигосударственной преступной деятельности и задания, направленные к предупреждению и предотвращению этой преступной деятельности.</text:p>
      <text:p text:style-name="P3">Ст. 13. (1) Под руководством работника контрразведки агент выполняет следующие задания:</text:p>
      <text:p text:style-name="P3">d) получает сведения о скрытых враждебных проявлениях и тенденциях, раскрывает инициаторов этих проявлений, устанавливает их замыслы, действия и раскрывает каналы проникновения разлагающей идеологической деятельности внешних и внутренних врагов на важных объектах и сооружениях, в местах сосредоточения вражеских, антисоциалистических и антиобщественных элементов и на других важных участках, которые являются объектами разработки или защиты для контрразведки;</text:p>
      <text:p text:style-name="P3"><text:soft-page-break/>h) выполняет задачи предупредительно-воспитательного характера с целью предупредить и воспрепятствовать разлагающему действию вражеской идеологии, предотвратить хозяйственный ущерб и чрезвычайные события в ... народном хозяйстве и в ... вооруженных силах, ослабляющие боеготовность войск;</text:p>
      <text:p text:style-name="P3">ch) выполняет конкретные задания при проведении разлагающей работы во вражеской среде и положительно влияет на эту среду по установленной программе.</text:p>
      <text:p text:style-name="P2"><text:span text:style-name="Emphasis"><text:span text:style-name="T3">Владелец предоставленной квартиры</text:span></text:span></text:p>
      <text:p text:style-name="P3">Ст. 14. Владелец предоставленной квартиры - это секретный сотрудник, специально привлеченный с целью предоставления квартиры или комнаты (далее - ПК) для обеспечения конспиративных встреч работников контрразведки с секретными сотрудниками.</text:p>
      <text:p text:style-name="P3">Ст. 15. Владелец ПК должен давать гарантию сокрытия интересов контрразведки, поэтому проверка перед предоставлением квартиры не ограничивается только им, но распространяется на его семью, родственников, возможно, и других лиц, которые имеют к нему или к ПК близкое отношение.</text:p>
      <text:p text:style-name="P3">Ст. 16. По поручению управления контрразведки работник контрразведки заключает с владельцем ПК специальный договор... Должно быть обеспечено, чтобы владелец ПК не мог установить личность секретных сотрудников, приходящих в ПК.</text:p>
      <text:p text:style-name="P2"><text:span text:style-name="Emphasis"><text:span text:style-name="T3">Доверенное лицо</text:span></text:span></text:p>
      <text:p text:style-name="P3">Ст. 17. Доверенное лицо - это сотрудник, который помогает контрразведке выполнить отдельные задачи, имеющие значение для госбезопасности, прежде всего вспомогательные, ориентировочные и проверочные задания в связи с раскрытием или выяснением антигосударственной деятельности и организацией соответствующих контрразведывательных, предупредительновоспитательных и технических мероприятий.</text:p>
      <text:p text:style-name="P3">Ст. 21. (1) Контакт с доверенным лицом работник контрразведки или резидент осуществляет нерегулярно, по мере необходимости и развития состояния госбезопасности в проблеме и на участке, где предусмотрено его использование.</text:p>
      <text:p text:style-name="P3">(2) Недопустимо осуществлять встречи с доверенным лицом на ПК и на конспиративных квартирах (далее - КК). Место встречи с доверенным лицом работник контрразведки или резидент выбирает с учетом его общественного положения, служебной или трудовой обстановки, общественной деятельности и т.п.</text:p>
      <text:p text:style-name="P3">Ст. 22... Особо засекречивается контакт с доверенными лицами, которых рассматривают как возможных кандидатов в секретные сотрудники в дальнейшем.</text:p>
      <text:p text:style-name="P3">Ст. 23. (2) От доверенного лица можно требовать и принимать письменную информацию только с его согласия; в остальных случаях и о важных сообщениях доверенного лица работник контрразведки делает записи.</text:p>
      <text:p text:style-name="P4">Часть 2. <text:line-break/>ОТБОР, ПРОВЕРКА, И ПРИВЛЕЧЕНИЕ СЕКРЕТНЫХ СОТРУДНИКОВ</text:p>
      <text:p text:style-name="P3">Ст. 26. Работник контрразведки исходит при отборе кандидатов в секретные сотрудники (далее просто кандидат) из основательного знания ситуации и вытекающей из нее конкретной потребности использования секретных сотрудников для выполнения задач госбезопасности.</text:p>
      <text:p text:style-name="P2"><text:span text:style-name="Emphasis"><text:span text:style-name="T3">Проверка кандидата</text:span></text:span></text:p>
      <text:p text:style-name="P3">Ст. 30. Работник контрразведки должен в период подбора кандидата собрать данные для его проверки. Объем и глубина этих данных зависят от характера кандидата и от предполагаемых задач, которые он должен выполнять после вербовки...</text:p>
      <text:p text:style-name="P3">Ст. 31. (1) Данные для проверки кандидата работник контрразведки получает с помощью административной проверки, контрразведывательными средствами и путем личного контакта с кандидатом.</text:p>
      <text:p text:style-name="P3"><text:soft-page-break/>(2) Административной проверкой при сохранении принципов конспирации и с применением установленных легенд получают данные из официальных и полуофициальных источников: служебные и трудовые оценки, сведения о репутации и другие отзывы.</text:p>
      <text:p text:style-name="P3">(3) При проверке кандидата контрразведывательными средствами используются, в первую очередь, секретные сотрудники и доверенные лица. В обоснованных случаях данные для проверки кандидата получают также с помощью информационно-технических методов и расследований.</text:p>
      <text:p text:style-name="P3">Ст. 32. (2) Работник контрразведки осуществляет проверку и сбор материалов в личное дело кандидата до момента, когда он будет представлен и утвержден соответствующим начальником для сотрудничества.</text:p>
      <text:p text:style-name="P3">(3) Проверку кандидата ведут только в течение времени, необходимого для получения всех важных материалов для объективной оценки личности кандидата.</text:p>
      <text:p text:style-name="P3">Ст. 33. (2) Личный контакт с кандидатом должен быть осуществлен так, чтобы не нарушить конспирацию будущего секретного сотрудника и не раскрыть ему ни формы и методы работы контрразведки, ни действительные причины контакта.</text:p>
      <text:p text:style-name="P2"><text:span text:style-name="Emphasis"><text:span text:style-name="T3">Мотивация вербовки секретных сотрудников</text:span></text:span></text:p>
      <text:p text:style-name="P3">Ст. 36. Секретных сотрудников вербуют: а) на основании идейных побуждений; b) на основании выгоды; c) на основании компрометирующих обстоятельств.</text:p>
      <text:p text:style-name="P2"><text:span text:style-name="Emphasis"><text:span text:style-name="T3">Идейные побуждения</text:span></text:span></text:p>
      <text:p text:style-name="P3">Ст. 38. Идейное побуждение - это личное убеждение вербуемого секретного сотрудника в необходимости борьбы против внешнего и внутреннего врага, вытекающее из марксистско-ленинского мировоззрения, социалистического патриотизма, отвращения к империализму и империалистическим войнам, ненависти к империалистическим разведкам или некоторым их работникам, отвращения к внутреннему врагу (особенно после опыта 1968 года), необходимости охраны и защиты политических, экономических и военных интересов Чехословацкой Социалистической Республики и других стран социалистического общества...</text:p>
      <text:p text:style-name="P2"><text:span text:style-name="Emphasis"><text:span text:style-name="T3">Выгода</text:span></text:span></text:p>
      <text:p text:style-name="P3">Ст. 39. (1) Добровольное решение сотрудничать с контрразведкой может опираться на определенные преимущества, предоставляемые секретному сотруднику в ходе сотрудничества.</text:p>
      <text:p text:style-name="P3">(2) К материальной выгоде может относиться регулярная оплата, материальная поддержка семьи секретного сотрудника, внесение заранее определенных сумм на его сберегательную книжку, целевые премии и другие формы материальных поощрений или других выгод, которые могут быть между секретным сотрудником и контрразведкой заранее оговорены в начале или в ходе сотрудничества или обусловлены в договоре.</text:p>
      <text:p text:style-name="P2"><text:span text:style-name="Emphasis"><text:span text:style-name="T3">Компрометирующие обстоятельства</text:span></text:span></text:p>
      <text:p text:style-name="P3">Ст. 40. В обоснованных случаях возможна вербовка секретного сотрудника на основе компрометирующих обстоятельств. Секретный сотрудник, вербуемый таким способом, решает, что сотрудничество с контрразведкой для него выгоднее, чем последствия, которые имели бы место в результате разглашения компрометирующих обстоятельств.</text:p>
      <text:p text:style-name="P3">Ст. 41. (1) Компрометирующие обстоятельства угрожают репутации вербуемого секретного сотрудника на службе или в личной жизни или дают возможность преследования за нарушение законов или других юридических постановлений. В последнем случае речь, как правило, должна идти о делах с меньшей общественной опасностью, чем опасность предполагаемой преступной деятельности, к раскрытию которой должен быть привлечен секретный сотрудник. Важность компрометирующих обстоятельств следует рассматривать с точки зрения самого вербуемого секретного сотрудника и среды, в которой он живет и работает.</text:p>
      <text:p text:style-name="P3"><text:soft-page-break/>Ст. 42. Если завербовать секретного сотрудника на основании компрометирующих обстоятельств не удается, начальник, обладающий соответствующими полномочиями, решает с соблюдением законности, где и как будут использованы обстоятельства.</text:p>
      <text:p text:style-name="P3">Ст. 43. На основании компрометирующих обстоятельств могут быть завербованы только агенты, но ни в коем случае не владельцы ПК и резиденты.</text:p>
      <text:p text:style-name="P2"><text:span text:style-name="Emphasis"><text:span text:style-name="T3">Привлечение к сотрудничеству и акт вербовки секретного сотрудника</text:span></text:span><text:span text:style-name="T3"> </text:span><text:span text:style-name="Emphasis"><text:span text:style-name="T3">(далее просто акт  - В. Л.)</text:span></text:span></text:p>
      <text:p text:style-name="P3">Ст. 44. (1) После одобрения предложения о вербовке секретного сотрудника соответствующим начальником, работник контрразведки проводит подготовку к акту по предложенному методу. Акт должен быть осуществлен в кратчайшие сроки, не позднее чем в 30 дней со дня одобрения предложения. В случае доказанных препятствий работник контрразведки разрабатывает и обосновывает дополнения к предложению и представляет их на утверждение начальнику, который утверждал предложение.</text:p>
      <text:p text:style-name="P3">(2) Акт проводят в обстановке, которая обеспечивает его тайну и ничем не нарушаемый процесс. Наиболее пригодны для этой цели специально выбранные помещения, дающие возможность конспиративного прихода и ухода ...</text:p>
      <text:p text:style-name="P3">(3) Акт проводит работник контрразведки, который будет им руководить. Соответствующий начальник решает, примет ли участие в акте он сам или, возможно, назначенный им другой сотрудник.</text:p>
      <text:p text:style-name="P3">Ст. 45. (2) В сложных случаях... ход акта фиксируется с помощью записывающей техники или ведется другая документация при соблюдении принципов конспирации.</text:p>
      <text:p text:style-name="P3">(3) При акте и инструктаже формы и методы работы и интересы контрразведки раскрываются только в объеме, необходимом для первоначального сотрудничества и применительно к задачам, которые будет выполнять секретный сотрудник в начальной стадии сотрудничества.</text:p>
      <text:p text:style-name="P3">Ст. 46. (1) Если вербуемый секретный сотрудник соглашается на сотрудничество, он или подписывает подготовленное обязательство о сотрудничестве, или пишет его сам в произвольной форме.</text:p>
      <text:p text:style-name="P3">(2) Письменное обязательство не требуется, если его подписание может угрожать хорошему отношению вербуемого секретного сотрудника к сотрудничеству с контрразведкой. В этом случае достаточно устного согласия вербуемого секретного сотрудника.</text:p>
      <text:p text:style-name="P3">(3) Вербуемый секретный сотрудник сам выбирает себе псевдоним; если он этого не сделает, то псевдоним для него выбирает сотрудник контрразведки.</text:p>
      <text:p text:style-name="P2"><text:span text:style-name="Emphasis"><text:span text:style-name="T3">Вербовка секретных сотрудников - иностранцев</text:span></text:span></text:p>
      <text:p text:style-name="P3">Ст. 51. (1) Иностранец может быть завербован для сотрудничества только как агент.</text:p>
      <text:p text:style-name="P3">(2) При вербовке иностранца для сотрудничества с контрразведкой поступают в соответствии с общими принципами, применяемыми ко всем секретным сотрудникам, причем следует соблюдать некоторые специфические правила.</text:p>
      <text:p text:style-name="P3">(4) Основное требование при контакте с иностранцем - осуществление его способом, сводящим к минимуму риск раскрытия намерений контрразведки посторонним лицам или противнику.</text:p>
      <text:p text:style-name="P4">Часть 3. <text:line-break/>РУКОВОДСТВО СЕКРЕТНЫМИ СОТРУДНИКАМИ. ВОСПИТАНИЕ СЕКРЕТНЫХ СОТРУДНИКОВ</text:p>
      <text:p text:style-name="P3">Ст. 55. Воспитание секретных сотрудников должно быть продуманным, систематическим и конкретным. Подход к отдельным секретным сотрудникам, направление и объем воспитания и его методы выбирает работник контрразведки с учетом личности секретного сотрудника, черт его характера и способностей, общественного положения и т.п., исходя из обстоятельств и условий, при которых секретный сотрудник был завербован, из опыта контактов и сотрудничества с ним. Цель индивидуального подхода - полное доверие секретного сотрудника к работнику контрразведки, инициативность в сотрудничестве и готовность передавать результаты выполненных заданий.</text:p>
      <text:p text:style-name="P3"><text:soft-page-break/>(2) Повышенное внимание уделяет работник контрразведки секретным сотрудникам, завербованным на основании компрометирующих материалов, и заботится о том, чтобы его влияние на секретного сотрудника было более сильным и постоянным, чем влияние лиц из вражеской среды.</text:p>
      <text:p text:style-name="P2"><text:span text:style-name="Emphasis"><text:span text:style-name="T3">Профессиональная подготовка и тренировка секретных сотрудников</text:span></text:span></text:p>
      <text:p text:style-name="P3">Ст. 58. Секретный сотрудник совершенствует знания и применение конспирации при выполнении заданий. При необходимости его направляют на расширение нужных контактов с людьми из вражеской среды, с которыми он столкнется в разрабатываемом случае, объекте или проблематике, и готовят путем общения при выполнении задания.</text:p>
      <text:p text:style-name="P3">Ст. 59. Секретного сотрудника, которого готовят к выполнению специальных заданий или к работе за границей, по согласованию с соответствующим начальником специально тренируют в фотографии, знании принципов слежки и защиты от слежки и других необходимых действиях. Надежных секретных сотрудников по согласованию с начальником отдела знакомят в необходимом объеме с некоторыми методами и способами работы империалистических разведок, их агентуры и классовых врагов.</text:p>
      <text:p text:style-name="P3">Ст. 60. Профессиональную подготовку и тренировку секретного сотрудника проводит, как правило, сам руководящий работник контрразведки. Если этого требует особая ситуация или важность тренировки, тренировку проводит назначенный начальником специалист. Должен быть, однако, выдержан принцип, что с секретным сотрудником, подготавливаемым для специальных заданий, должно контактировать как можно меньшее число лиц.</text:p>
      <text:p text:style-name="P2"><text:span text:style-name="Emphasis"><text:span text:style-name="T3">Использование и вознаграждение секретных сотрудников</text:span></text:span></text:p>
      <text:p text:style-name="P3">Ст. 63. Работник контрразведки должен заботливо готовить каждую встречу с секретным сотрудником. Предлагаемые задания должны соответствовать ситуации в вопросах госбезопасности, возможностям и способностям секретного сотрудника. Подготовку к встрече одобряет начальник отдела. Задания должны быть конкретны, правильно освещены, и на встречах с секретным сотрудником должны быть обсуждены наиболее удобные формы выполнения, наряду с созданием условий для их проведения, и установлена линия поведения. Работник контрразведки заботится, чтобы секретный сотрудник не воспринимал задания формально и не выполнял их механически.</text:p>
      <text:p text:style-name="P3">Ст. 64. Работник контрразведки передает задания секретному сотруднику устно. Письменно - в случаях подготавливаемого выезда сотрудника за границу и если этого требует точный процесс, особенно при вовлечении многих секретных сотрудников для проверки другого секретного сотрудника и при использовании информационной техники или функций, или при выполнении особо важных заданий. Эти записи не должны, однако, оставаться у секретного сотрудника.</text:p>
      <text:p text:style-name="P2"><text:span text:style-name="T3">Ст. 65. Секретному сотруднику нельзя предлагать такие задания, которые могут привести к провокационному поведению или при исполнении которых может иметь место нарушение социалистической законности. </text:span><text:span text:style-name="Strong_20_Emphasis"><text:span text:style-name="T3">(!!! * В. Л.)</text:span></text:span></text:p>
      <text:p text:style-name="P3">Ст. 66. Вознаграждение секретного сотрудника на встречах должно соответствовать его характеру и ментальности...</text:p>
      <text:p text:style-name="P3">Ст. 67. Работник контрразведки принимает от секретного сотрудника: а) письменные отчеты; b) устные отчеты, которые при разговоре сам записывает; с) устные отчеты, записанные на аппаратуре; d) устные отчеты без заметок, которые сам письменно обрабатывает после разговора.</text:p>
      <text:p text:style-name="P3">Ст. 68. (1) Секретный сотрудник не обязан подавать письменные отчеты и, если имеет оговорки, не обязан их подписывать.</text:p>
      <text:p text:style-name="P3">(2) Работник контрразведки, однако, направляет секретного сотрудника к тому, чтобы он передавал письменно отчеты об интересных случаях и сигналах... во всех случаях особой важности.</text:p>
      <text:p text:style-name="P3">Подписание специального соглашения с секретным сотрудником</text:p>
      <text:p text:style-name="P3">Ст. 70. При направлении секретного сотрудника за границу или при его использовании в важном действии, при котором ему или члену его семьи может быть нанесен материальный ущерб, вред здоровью, осложнение общественного положения или другой вред, заключается специальное <text:soft-page-break/>соглашение, фиксирующее права и обязанности секретного сотрудника в связи с выполнением предложенного задания.</text:p>
      <text:p text:style-name="P3">Ст. 74... Соглашение не передают секретному сотруднику, но прилагают к соответствующему делу секретного сотрудника.</text:p>
      <text:p text:style-name="P2"><text:span text:style-name="Emphasis"><text:span text:style-name="T3">Контроль деятельности секретных сотрудников</text:span></text:span></text:p>
      <text:p text:style-name="P3">Ст. 76. (1) Работник контрразведки обязан регулярно и систематически контролировать деятельность и результативность работы секретных сотрудников, их поведение на рабочем месте и в частной жизни. (!!! * В. Л.)</text:p>
      <text:p text:style-name="P3">(2) Цель контроля - получение оптимальных гарантий, что секретный сотрудник честно и сознательно выполняет порученные задания, передает правдивую информацию, не деконспирирован, не провоцирует к враждебной деятельности, не изменяет и выполняет задания способом, который ему был указан.</text:p>
      <text:p text:style-name="P3">(3) Один раз в год работник контрразведки производит письменную оценку контрольных мероприятий по секретному сотруднику и их результатов.</text:p>
      <text:p text:style-name="P3">Ст.79.Контрольные мероприятия осуществляются:</text:p>
      <text:p text:style-name="P3">а) проверкой всех полученных сведений, их сравнением с другими сведениями и обратной связью;</text:p>
      <text:p text:style-name="P3">b) при необходимости всеми доступными средствами, особенно использованием других секретных сотрудников при включении в важные акции, в информационных комбинациях и т.п., возможно и с помощью информационной техники;</text:p>
      <text:p text:style-name="P3">с) немедленно с помощью всех доступных контрразведывательных средств (включая технические средства), если были получены сведения, свидетельствующие о возможности измены, деконспирации, двойной игры, злоупотребления сотрудничеством или совершении секретным сотрудником преступных действий.</text:p>
      <text:p text:style-name="P2"><text:span text:style-name="Emphasis"><text:span text:style-name="T3">Оценка деятельности секретных сотрудников</text:span></text:span></text:p>
      <text:p text:style-name="P3">Ст. 84. (1) Оценку производят всегда при подозрении в деконспирации или измене, в случае эмиграции, при окончании сотрудничества секретного сотрудника или его перевода под руководство другого работника контрразведки.</text:p>
      <text:p text:style-name="P2"><text:span text:style-name="Emphasis"><text:span text:style-name="T3">Вознаграждение секретных сотрудников</text:span></text:span></text:p>
      <text:p text:style-name="P3">Ст. 86. (1) Вознаграждение секретных сотрудников следует считать частью воспитательной работы...</text:p>
      <text:p text:style-name="P3">(2) Род и степень наград определяет работник контрразведки с учетом ментальности, свойств характера и общественного положения секретного сотрудника. Форма вознаграждения может быть материальная или моральная. При выдаче наград должна быть обеспечена полная конспирация их источника.</text:p>
      <text:p text:style-name="P3">Ст. 87. Материальным вознаграждением, как правило, служит:</text:p>
      <text:p text:style-name="P3">а) нерегулярная финансовая или вещевая награда, выдаваемая на основании предложения работника контрразведки после оценки результатов деятельности секретного сотрудника и с учетом количества и качества переданных отчетов;</text:p>
      <text:p text:style-name="P3">b) одноразовая финансовая или другая помощь, выдаваемая вследствие чрезвычайной социальной потребности секретного сотрудника;</text:p>
      <text:p text:style-name="P3">с) вещевая награда другого характера или служба для удовлетворения личных потребностей секретного сотрудника;</text:p>
      <text:p text:style-name="P3">d) финансовая награда в заранее договоренном размере после выполнения определенного сложного задания или комплекса задач;</text:p>
      <text:p text:style-name="P3"><text:soft-page-break/>e) регулярное финансовое вознаграждение в соответствующих случаях без непосредственной зависимости от количества и качества полученных отчетов, выплаченное секретному сотруднику или лично, или другим способом;...</text:p>
      <text:p text:style-name="P3">f) валюта для секретных сотрудников, ...которые выполняют задания за границей.</text:p>
      <text:p text:style-name="P3">Ст. 88. (1) Получение финансовых и вещевых наград секретный сотрудник подтверждает на расписке псевдонимом, причем работник контрразведки учитывает характер и ментальность секретного сотрудника.</text:p>
      <text:p text:style-name="P3">Ст. 89. Работник контрразведки возмещает секретному сотруднику сразу по выполнении задания все затраты, возникшие при его выполнении.</text:p>
      <text:p text:style-name="P2"><text:span text:style-name="Emphasis"><text:span text:style-name="T3">Моральное вознаграждение секретного сотрудника</text:span></text:span></text:p>
      <text:p text:style-name="P3">Ст. 90. (1) Моральным вознаграждением за деятельность секретного сотрудника служит его оценка на беседе, происходящей, как правило, в присутствии вышестоящего или высшего служебного функционера, который оценивает результаты работы секретного сотрудника до данного момента.</text:p>
      <text:p text:style-name="P3">(2) В некоторых случаях, достойных особого внимания, например многолетнего секретного сотрудника с очень высокой квалификацией, можно по окончании сотрудничества с помощью соответствующих партийных органов (при соблюдении установленных законом условий) представить секретного сотрудника к государственной награде.</text:p>
      <text:p text:style-name="P2"><text:span text:style-name="Emphasis"><text:span text:style-name="T3">Связь с секретными сотрудниками</text:span></text:span></text:p>
      <text:p text:style-name="P3">Ст. 96. (2) Телефонную связь работник контрразведки использует только в неотложных случаях, когда ситуация требует чрезвычайно быстрой связи. При обычном контакте применение телефонной связи запрещено. Для скрытия в чрезвычайных случаях действительной цели неотложной телефонной связи работник контрразведки договаривается с секретным сотрудником о легенде.</text:p>
      <text:p text:style-name="P3">(3) Для текущих контактов оговаривается система основных и запасных мест встреч.</text:p>
      <text:p text:style-name="P3">Ст. 97. Связь осуществляют следующими способами: а) личным контактом; b) средствами безличной связи.</text:p>
      <text:p text:style-name="P3">Ст. 98. (1) Личный контакт с секретным сотрудником происходит, как правило, в ПК или КК или в местах, которые соответствуют данной контрразведывательной потребности и возможностям секретных сотрудников при сохранении конспирации.</text:p>
      <text:p text:style-name="P3">Ст. 101. К средствам неличной связи относится также т.н. "почтовый ящик" и "тайный адрес". В этих случаях речь идет о лицах, которые по договоренности получают или на адрес которых доставляют от секретного сотрудника отчеты и информацию для работника контрразведки. Способ передачи отчетов и информации должен гарантировать, что как секретный сотрудник, так и содержание его отчетов и информации останутся надежно скрытыми от лиц, выполняющих функции почтового ящика или тайного адреса.</text:p>
      <text:p text:style-name="P3">Ст. 103. (2) О лицах, выполняющих функции почтового ящика или тайного адреса, должна быть приведена заметка в деле каждого секретного сотрудника, для которого они эти функции выполняют. В заметке далее указываются даты начала и окончания использования средств неличной связи.</text:p>
      <text:p text:style-name="P2"><text:span text:style-name="Emphasis"><text:span text:style-name="T3">Замена руководителей, прекращение, окончание и возобновление сотрудничества с секретным сотрудником</text:span></text:span></text:p>
      <text:p text:style-name="P3">Ст. 110. Сотрудничество с секретным сотрудником заканчивается или прерывается, если он изменил, эмигрировал, совершил преступные действия, скомпрометировал себя провокационным поведением (! &lt;196&gt; В. Л.), поступил бесчестно или был деконспирирован, отверг сотрудничество или потерял возможность дальнейшего сотрудничества в результате изменения положения. Другие причины прекращения сотрудничества:</text:p>
      <text:p text:style-name="P3">а) секретный сотрудник выполнил задания, для которых был завербован, и его нельзя далее использовать;</text:p>
      <text:p text:style-name="P3"><text:soft-page-break/>b) истекла ранее установленная продолжительность сотрудничества;</text:p>
      <text:p text:style-name="P3">c) секретный сотрудник не оправдал себя или не выполнил предпосылок, из-за которых был завербован;</text:p>
      <text:p text:style-name="P3">е) секретный сотрудник был назначен на высшие политические должности или функции в государственном аппарате.</text:p>
      <text:p text:style-name="P3">Ст. 116. Сама по себе только деконспирация не является препятствием для возобновления сотрудничества при существенном изменении поля деятельности...</text:p>
      <text:p text:style-name="P3">Ст. 117. Сотрудничество нельзя возобновить с секретным сотрудником, с которым сотрудничество было закончено из-за неспособности, нечестного поведения и т.п. или из-за деконспирции на том же поле деятельности или в отношении того же противника.</text:p>
      <text:p text:style-name="P4">Часть 5. КОНСПИРАЦИЯ</text:p>
      <text:p text:style-name="P3">Ст. 130. (1) При применении принципов конспиративной работы с секретными сотрудниками необходимо придерживаться следующих основных правил:</text:p>
      <text:p text:style-name="P3">а) при контакте с секретными сотрудниками как в ПК так и в КК, а также и вне их придерживаться принципа самого полного сокрытия и не допускать стереотипности во встречах (постоянный день и постоянный час);</text:p>
      <text:p text:style-name="P3">b) разрабатывать и проверять соблюдение легенд для секретных сотрудников, под прикрытием которых они прибывают на место встречи;</text:p>
      <text:p text:style-name="P3">с) знакомить секретных сотрудников с фактами и связями только в объеме, совершенно необходимом для выполнения задания;</text:p>
      <text:p text:style-name="P3">d) устанавливать поведение секретных сотрудников в разрабатываемой среде при контакте с враждебными лицами. При выполнении заданий заботиться, чтобы поведение секретных сотрудников производило самое естественное впечатление;</text:p>
      <text:p text:style-name="P3">е) наблюдать за тем, чтобы секретный сотрудник писал отчеты только на встрече с руководящим работником;..</text:p>
      <text:p text:style-name="P3">f) при выдаче подарков и вознаграждений всегда предварительно взвешивать, способен ли секретный сотрудник объяснить естественным путем свой подарок или финансовое вознаграждение своим родственникам или своему служебному окружению;</text:p>
      <text:p text:style-name="P3">g) при предоставлении преимуществ или должностей всегда отрабатывать с секретным сотрудником подходящую легенду;</text:p>
      <text:p text:style-name="P3">h) придерживаться правила, чтобы в управлении контрразведки секретного сотрудника знал только тот работник, который им руководит, соответствующий вышестоящий начальник и в особенных случаях только те органы, которые в иерархии полномочий имеют право ознакомления с материалами о секретном сотруднике и его отчетами;</text:p>
      <text:p text:style-name="P3">ch) во всех материалах, кроме меморандума, секретный сотрудник упоминается только под псевдонимом с номером дела и не приводятся никакие данные, которые могли бы привести к раскрытию секретного сотрудника перед посторонним лицом;</text:p>
      <text:p text:style-name="P3">i) запрещено деконспирировать одного секретного сотрудника перед другим за исключением случаев, приведенных в данных указаниях (работы с резидентами или исключительные и специально обоснованные случаи, касающиеся вопросов связи или специальных информационных комбинаций, когда имеет место так называемая односторонняя или двусторонняя дешифрация)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1" svg:font-family="'Times New Roman'" style:font-family-generic="roman"/>
    <style:font-face style:name="Arial" svg:font-family="Arial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2pt" fo:language="ru" fo:country="RU" style:font-name-asian="Times New Roma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name-asian="Times New Roman1" style:font-family-asian="'Times New Roman'" style:font-family-generic-asian="roman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Times New Roman1" style:font-family-asian="'Times New Roman'" style:font-family-generic-asian="roman" style:font-size-asian="12pt" style:font-name-complex="Mangal1" style:font-family-complex="Mangal"/>
    </style:style>
    <style:style style:name="Заголовок" style:family="paragraph" style:parent-style-name="Standard" style:next-style-name="Text_20_body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Название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2:06:53.598000000</meta:creation-date>
    <meta:editing-cycles>1</meta:editing-cycles>
    <meta:editing-duration>P0D</meta:editing-duration>
    <meta:generator>LibreOffice/7.0.1.2$Windows_x86 LibreOffice_project/7cbcfc562f6eb6708b5ff7d7397325de9e764452</meta:generator>
    <meta:document-statistic meta:table-count="0" meta:image-count="0" meta:object-count="0" meta:page-count="8" meta:paragraph-count="136" meta:word-count="3259" meta:character-count="26076" meta:non-whitespace-character-count="22949"/>
  </office:meta>
</office:document-meta>
</file>